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0b7171" officeooo:paragraph-rsid="000b7171"/>
    </style:style>
    <style:style style:name="P2" style:family="paragraph" style:parent-style-name="Standard" style:list-style-name="L1">
      <style:text-properties officeooo:rsid="000b7171" officeooo:paragraph-rsid="000eb99e"/>
    </style:style>
    <style:style style:name="P3" style:family="paragraph" style:parent-style-name="Standard" style:list-style-name="L1">
      <style:text-properties officeooo:rsid="000d14dd" officeooo:paragraph-rsid="000eb99e"/>
    </style:style>
    <style:style style:name="P4" style:family="paragraph" style:parent-style-name="Standard" style:list-style-name="L1">
      <style:text-properties officeooo:rsid="000eb99e" officeooo:paragraph-rsid="000eb99e"/>
    </style:style>
    <style:style style:name="P5" style:family="paragraph" style:parent-style-name="Standard" style:list-style-name="L1">
      <style:text-properties officeooo:rsid="00155385" officeooo:paragraph-rsid="00155385"/>
    </style:style>
    <style:style style:name="P6" style:family="paragraph" style:parent-style-name="Standard" style:list-style-name="L1">
      <style:text-properties officeooo:rsid="00197a61" officeooo:paragraph-rsid="00197a61"/>
    </style:style>
    <style:style style:name="P7" style:family="paragraph" style:parent-style-name="Text_20_body" style:list-style-name="L1">
      <style:text-properties officeooo:paragraph-rsid="00197a61"/>
    </style:style>
    <style:style style:name="P8" style:family="paragraph" style:parent-style-name="Text_20_body" style:list-style-name="L1">
      <style:text-properties officeooo:rsid="00197a61" officeooo:paragraph-rsid="00197a61"/>
    </style:style>
    <style:style style:name="P9" style:family="paragraph" style:parent-style-name="Text_20_body" style:list-style-name="L1">
      <style:text-properties officeooo:rsid="001ce183" officeooo:paragraph-rsid="001ce183"/>
    </style:style>
    <style:style style:name="P10" style:family="paragraph" style:parent-style-name="Text_20_body" style:list-style-name="L1">
      <style:text-properties officeooo:rsid="001edca5" officeooo:paragraph-rsid="001edca5"/>
    </style:style>
    <style:style style:name="T1" style:family="text">
      <style:text-properties officeooo:rsid="000d14dd"/>
    </style:style>
    <style:style style:name="T2" style:family="text">
      <style:text-properties officeooo:rsid="001448ae"/>
    </style:style>
    <style:style style:name="T3" style:family="text">
      <style:text-properties officeooo:rsid="002014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4671340043215032" text:style-name="L1">
        <text:list-item>
          <text:p text:style-name="P1">Use a web browser that take 100% of the device width and 100% of the device height. browser without decoration. </text:p>
        </text:list-item>
        <text:list-item>
          <text:p text:style-name="P1">HTML,CSS,Javascript </text:p>
        </text:list-item>
        <text:list-item>
          <text:p text:style-name="P1">The web view used by PhoneGap is the same web view used by the native operating system:</text:p>
          <text:list>
            <text:list-item>
              <text:p text:style-name="P1">Objective-C UIWebView for ios</text:p>
            </text:list-item>
            <text:list-item>
              <text:p text:style-name="P1">android.webkit.WebView for android</text:p>
            </text:list-item>
          </text:list>
        </text:list-item>
        <text:list-item>
          <text:p text:style-name="P1">API to access native operating system functionality using JavaScript</text:p>
        </text:list-item>
        <text:list-item>
          <text:p text:style-name="P2">On peut influencer le mechanisme de communication Js to native de phonegap pour écrire les plugins en natifs. <text:span text:style-name="T1">Juste un java script avec le service a appelé et l'action que ce service doit réaliser. </text:span></text:p>
          <text:p text:style-name="P3">http://docs.phonegap.com/en/2.0.0/guide_plugin-development_index.md.html</text:p>
        </text:list-item>
        <text:list-item>
          <text:p text:style-name="P1">PhoneGap provides an API that lets you access capabilities of the native device/underlying operating system. <text:a xlink:type="simple" xlink:href="http://docs.phonegap.com/plugin-apis/">http://docs.phonegap.com/plugin-apis/</text:a></text:p>
        </text:list-item>
        <text:list-item>
          <text:p text:style-name="P4">Output are the same format delivered by native applications and can be easily distributed:</text:p>
          <text:list>
            <text:list-item>
              <text:p text:style-name="P4">IPA for ios</text:p>
            </text:list-item>
            <text:list-item>
              <text:p text:style-name="P4">APK for android</text:p>
            </text:list-item>
            <text:list-item>
              <text:p text:style-name="P4">XAP for windows</text:p>
            </text:list-item>
          </text:list>
        </text:list-item>
        <text:list-item>
          <text:p text:style-name="P4"><text:span text:style-name="T2">Basis : </text:span>The PhoneGap application acts as a client for the user to interact with.   The PhoneGap client communicates with an application server to receive data.   The application server handles business logic and communicates with a back-end data repository.</text:p>
        </text:list-item>
        <text:list-item>
          <text:p text:style-name="P4">PhoneGap is agnostic of back-end technologies and can work with any application server using standard web protocols.</text:p>
        </text:list-item>
        <text:list-item>
          <text:p text:style-name="P5">Owner : Adobe</text:p>
        </text:list-item>
        <text:list-item>
          <text:p text:style-name="P5">for iPhone and iPad, you need Mac OSX and XCode installed</text:p>
        </text:list-item>
        <text:list-item>
          <text:p text:style-name="P6">Some limitation:</text:p>
          <text:list>
            <text:list-item>
              <text:p text:style-name="P8">In iOS the WebView is not JIT enabled (however the actual iPhone browser is), which means the JS code can’t take advantage of the engine optimizations which are otherwise available to actual browser of the device. </text:p>
            </text:list-item>
            <text:list-item>
              <text:p text:style-name="P7">In Android the CSS rendering in WebView is not as par with iOS, the rounded corners often look jagged. </text:p>
            </text:list-item>
            <text:list-item>
              <text:p text:style-name="P7">The WebView runs with limited amount of memory, be sure to optimize your JS code so that it doesn’t cause trouble. </text:p>
            </text:list-item>
            <text:list-item>
              <text:p text:style-name="P7">If you are developing for multiple platforms, make sure that you’re aware of the capabilities available in that platform, for example – in latest iOS you can use WebSocket but in Android it’s not yet available (not confirmed in ICS though). </text:p>
            </text:list-item>
            <text:list-item>
              <text:p text:style-name="P7">PhoneGap has good support from BlackBerry 6.0+ (with WebWorks SDK), phones with older BlackBerry versions may not work as expected. </text:p>
            </text:list-item>
          </text:list>
        </text:list-item>
        <text:list-item>
          <text:p text:style-name="P9">Development interface for windows and mac</text:p>
        </text:list-item>
        <text:list-item>
          <text:p text:style-name="P10">Cordova + some <text:span text:style-name="T3">build </text:span>tools</text:p>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1:10:53.205377852</meta:creation-date>
    <dc:date>2015-10-19T12:46:26.543321333</dc:date>
    <meta:editing-duration>PT1H18M</meta:editing-duration>
    <meta:editing-cycles>18</meta:editing-cycles>
    <meta:generator>LibreOffice/4.2.8.2$Linux_X86_64 LibreOffice_project/420m0$Build-2</meta:generator>
    <meta:document-statistic meta:table-count="0" meta:image-count="0" meta:object-count="0" meta:page-count="1" meta:paragraph-count="25" meta:word-count="371" meta:character-count="2281" meta:non-whitespace-character-count="1946"/>
  </office:meta>
</office:document-meta>
</file>